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6.6931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>
      <style:paragraph-properties fo:margin-top="0in" fo:margin-bottom="0in" style:writing-mode="lr-tb"/>
    </style:style>
    <style:style style:name="P2" style:family="paragraph" style:parent-style-name="Text_20_body">
      <style:paragraph-properties fo:margin-top="0in" fo:margin-bottom="0in" style:writing-mode="lr-tb"/>
      <style:text-properties fo:color="#ff0000" fo:font-weight="bold"/>
    </style:style>
    <style:style style:name="P3" style:family="paragraph" style:parent-style-name="Text_20_body">
      <style:paragraph-properties fo:margin-top="0in" fo:margin-bottom="0in" style:writing-mode="lr-tb"/>
      <style:text-properties fo:font-weight="bold" style:font-weight-asian="bold" style:font-weight-complex="bold"/>
    </style:style>
    <style:style style:name="P4" style:family="paragraph" style:parent-style-name="Text_20_body">
      <style:paragraph-properties fo:margin-top="0in" fo:margin-bottom="0in" style:writing-mode="lr-tb"/>
      <style:text-properties fo:font-weight="normal" style:font-weight-asian="normal" style:font-weight-complex="normal"/>
    </style:style>
    <style:style style:name="P5" style:family="paragraph" style:parent-style-name="Heading_20_3">
      <style:paragraph-properties style:writing-mode="lr-tb"/>
    </style:style>
    <style:style style:name="P6" style:family="paragraph" style:parent-style-name="Table_20_Contents">
      <style:paragraph-properties style:writing-mode="lr-tb"/>
    </style:style>
    <style:style style:name="P7" style:family="paragraph" style:parent-style-name="Table_20_Contents">
      <style:paragraph-properties style:writing-mode="lr-tb"/>
      <style:text-properties fo:color="#0000ff" fo:font-size="10pt" fo:font-weight="bold"/>
    </style:style>
    <style:style style:name="P8" style:family="paragraph" style:parent-style-name="Table_20_Contents">
      <style:paragraph-properties style:writing-mode="lr-tb"/>
      <style:text-properties fo:color="#ff9900" fo:font-size="10pt" fo:font-weight="bol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bookmark text:name="sites-page-title-header"/><text:bookmark text:name="sites-page-title"/>Print D-Level nodes in a binary tree </text:h>
      <text:section text:style-name="Sect1" text:name="sites-canvas-main">
        <text:section text:style-name="Sect1" text:name="sites-canvas-main-content">
          <table:table table:name="Table1" table:style-name="Table1">
            <table:table-column table:style-name="Table1.A"/>
            <table:table-row>
              <table:table-cell table:style-name="Table1.A1" office:value-type="string">
                <text:p text:style-name="P7">Problem</text:p>
                <text:p text:style-name="P6">Given a binary search tree, design an algorithm which creates a linked list of all the nodes at each depth (i. e. , if you have a tree with depth D, you’ll have D linked lists).</text:p>
                <text:p text:style-name="P6"/>
                <text:p text:style-name="P8">Solution</text:p>
                <text:p text:style-name="P6">Modify of the breath-first traversal of the tree</text:p>
                <text:p text:style-name="P6"/>
                <text:p text:style-name="P6">You know what to do... :)</text:p>
                <text:p text:style-name="P6"/>
                <text:p text:style-name="P6">Push root for the first time.</text:p>
                <text:p text:style-name="P6">While popping the element from queue. Append the element to the linked list for that level</text:p>
                <text:p text:style-name="P6">If the level is over then append NULL to current linked list.</text:p>
                <text:p text:style-name="P6"/>
                <text:p text:style-name="P6">Use NULL to differentiate the levels in the queue for BFS.</text:p>
                <text:p text:style-name="P6"/>
                <text:h text:style-name="P5" text:outline-level="3"><text:bookmark text:name="sites-page-title-header1"/><text:bookmark text:name="sites-page-title1"/>Print the sum of k^0, k^1, k^2, k^3 in level n of a binary tree -- Adobe <text:bookmark text:name="sites-canvas-main"/></text:h>
                <text:section text:style-name="Sect1" text:name="Section1">
                  <text:section text:style-name="Sect1" text:name="Section2">
                    <text:p text:style-name="P2"><text:bookmark text:name="sites-canvas-main-content"/>Problem</text:p>
                    <text:p text:style-name="P1">You are given a binary tree and a number k. </text:p>
                    <text:p text:style-name="P1">Print the sum of levels k^0, k^1, k^2, k^3..... untill all levels are exhausted. </text:p>
                    <text:p text:style-name="P1"/>
                    <text:p text:style-name="P1">Each K^ith level sum should be printed separately.</text:p>
                    <text:p text:style-name="P1"/>
                    <text:p text:style-name="P3">Solution</text:p>
                    <text:p text:style-name="P3"/>
                    <text:p text:style-name="P4">Use modified BFS to solve the problem.. It's easy.</text:p>
                  </text:section>
                </text:section>
                <text:p text:style-name="P6"/>
              </table:table-cell>
            </table:table-row>
          </table:table>
        </text:section>
      </text:section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IN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roid Sans Fallback1" style:font-size-asian="14pt" style:font-weight-asian="bold" style:font-name-complex="Lohit Hindi1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roid Sans Mono" style:font-name-asian="Droid Sans Fallback" style:font-name-complex="Lohit Hindi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9-07T18:21:54</dc:date>
    <dc:creator>tejas </dc:creator>
    <meta:generator>LibreOffice/3.5$Linux_x86 LibreOffice_project/350m1$Build-202</meta:generator>
    <meta:editing-duration>P1DT5H51M40S</meta:editing-duration>
    <meta:editing-cycles>30</meta:editing-cycles>
    <meta:document-statistic meta:table-count="1" meta:image-count="0" meta:object-count="0" meta:page-count="1" meta:paragraph-count="17" meta:word-count="164" meta:character-count="853" meta:non-whitespace-character-count="702"/>
  </office:meta>
</office:document-meta>
</file>